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202a0" officeooo:paragraph-rsid="000202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202a0" officeooo:paragraph-rsid="000202a0" fo:background-color="transparent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Bitstream Vera Sans Mono" style:text-underline-style="solid" style:text-underline-width="auto" style:text-underline-color="font-color" fo:font-weight="bold" officeooo:paragraph-rsid="000202a0" fo:background-color="#ff8000" style:font-weight-asian="bold" style:font-weight-complex="bold"/>
    </style:style>
    <style:style style:name="P4" style:family="paragraph" style:parent-style-name="Standard">
      <style:text-properties style:font-name="Bitstream Vera Sans Mono" fo:font-weight="normal" officeooo:rsid="000202a0" officeooo:paragraph-rsid="000202a0" fo:background-color="transparent" style:font-weight-asian="normal" style:font-weight-complex="normal"/>
    </style:style>
    <style:style style:name="P5" style:family="paragraph" style:parent-style-name="Standard" style:list-style-name="L1">
      <style:text-properties style:font-name="Bitstream Vera Sans Mono" fo:font-weight="bold" officeooo:rsid="000202a0" officeooo:paragraph-rsid="000202a0" fo:background-color="#ff8000" style:font-weight-asian="bold" style:font-weight-complex="bold"/>
    </style:style>
    <style:style style:name="P6" style:family="paragraph" style:parent-style-name="Standard">
      <style:text-properties style:font-name="Bitstream Vera Sans Mono" fo:font-weight="bold" officeooo:rsid="000202a0" officeooo:paragraph-rsid="000202a0" fo:background-color="#ff8000" style:font-weight-asian="bold" style:font-weight-complex="bold"/>
    </style:style>
    <style:style style:name="P7" style:family="paragraph" style:parent-style-name="Standard">
      <style:text-properties style:font-name="Bitstream Vera Sans Mono" fo:font-weight="bold" officeooo:rsid="000202a0" officeooo:paragraph-rsid="000202a0" fo:background-color="transparent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2a0" officeooo:paragraph-rsid="000202a0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2a0" officeooo:paragraph-rsid="000202a0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026ffe" officeooo:paragraph-rsid="00026ffe" fo:background-color="#1e1e1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0202a0" officeooo:paragraph-rsid="000202a0" fo:background-color="#1e1e1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6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0202a0" officeooo:paragraph-rsid="000202a0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26ffe" officeooo:paragraph-rsid="00026ffe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202a0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ção de Astronautas</text:p>
      <text:p text:style-name="P1">Formulários de outro planeta</text:p>
      <text:p text:style-name="P1">Introdução</text:p>
      <text:list xml:id="list378510600" text:style-name="L1">
        <text:list-item>
          <text:p text:style-name="P3"><text:span text:style-name="T1">Abertura</text:span></text:p>
        </text:list-item>
      </text:list>
      <text:p text:style-name="P4">Como funcionam os formulários, como criar a estrutura de um formulário, como utilizar diversos tipos de entradas de dados para um bom formulário.</text:p>
      <text:p text:style-name="P4"/>
      <text:list xml:id="list180954993134206" text:continue-numbering="true" text:style-name="L1">
        <text:list-item>
          <text:p text:style-name="P5">O que são forms</text:p>
        </text:list-item>
      </text:list>
      <text:p text:style-name="P4"/>
      <text:p text:style-name="P7">Formulários</text:p>
      <text:p text:style-name="P4"/>
      <text:p text:style-name="P7">Para que serve?</text:p>
      <text:p text:style-name="P4">- Capturar dados de entrada (input)</text:p>
      <text:p text:style-name="P4">- Interação</text:p>
      <text:p text:style-name="P4">- Controle</text:p>
      <text:p text:style-name="P4"/>
      <text:p text:style-name="P7">Pré requisitos</text:p>
      <text:p text:style-name="P4">- Básico HTML</text:p>
      <text:p text:style-name="P4"/>
      <text:p text:style-name="P7">Dominar</text:p>
      <text:p text:style-name="P4">- Estilização</text:p>
      <text:p text:style-name="P4">- Validação</text:p>
      <text:p text:style-name="P4">- Controles customizados</text:p>
      <text:p text:style-name="P4">- Javascript</text:p>
      <text:p text:style-name="P6"/>
      <text:p text:style-name="P17">Preparação de Astronautas</text:p>
      <text:p text:style-name="P1">Formulários de outro planeta</text:p>
      <text:p text:style-name="P2">Estrutura</text:p>
      <text:list xml:id="list1849590609" text:style-name="L2">
        <text:list-item>
          <text:p text:style-name="P8">Form</text:p>
        </text:list-item>
      </text:list>
      <text:p text:style-name="P10">- Elemento que definirá um formulário;</text:p>
      <text:p text:style-name="P10">- É um container estilo &lt;section&gt; &lt;footer&gt;</text:p>
      <text:p text:style-name="P10"/>
      <text:p text:style-name="P10">Atributos básicos</text:p>
      <text:p text:style-name="P19">- action -&gt; para aonde o formulário será submetido.</text:p>
      <text:p text:style-name="P18">- method -&gt; POST e GET</text:p>
      <text:p text:style-name="P21">GET - verbo http que envia dados. Uma maneira de enviar dados. Usado mais para formulário de pesquisa.</text:p>
      <text:p text:style-name="P20">POST - verbo http que envia dados. Uma maneira de enviar dados. Dados ficam escondidos. Usado mais para formulários de usuários.</text:p>
      <text:p text:style-name="P10"/>
      <text:p text:style-name="P10">OBSERVAÇÃO: Não pode criar um form dentro de outro form.</text:p>
      <text:p text:style-name="P10"/>
      <text:p text:style-name="P12"><text:span text:style-name="T2">&lt;</text:span><text:span text:style-name="T3">form</text:span> <text:span text:style-name="T4">action</text:span>=<text:span text:style-name="T5">""</text:span> <text:span text:style-name="T4">method</text:span>=<text:span text:style-name="T5">"GET"</text:span><text:span text:style-name="T2">&gt;</text:span></text:p>
      <text:p text:style-name="P15">&lt;!-- http://minhapagina.com.br/?name=Thiago&amp;email=thiago@thiago.com --&gt;</text:p>
      <text:p text:style-name="P16"/>
      <text:p text:style-name="P14"><text:span text:style-name="T2">&lt;/</text:span><text:span text:style-name="T3">form</text:span><text:span text:style-name="T2">&gt;</text:span></text:p>
      <text:p text:style-name="P16"/>
      <text:p text:style-name="P14"><text:span text:style-name="T2">&lt;</text:span><text:span text:style-name="T3">form</text:span> <text:span text:style-name="T4">action</text:span>=<text:span text:style-name="T5">""</text:span> <text:span text:style-name="T4">method</text:span>=<text:span text:style-name="T5">"POST"</text:span><text:span text:style-name="T2">&gt;</text:span></text:p>
      <text:p text:style-name="P15">&lt;!-- conteúdo do nosso formulário. --&gt;</text:p>
      <text:p text:style-name="P14"><text:span text:style-name="T2">&lt;/</text:span><text:span text:style-name="T3">form</text:span><text:span text:style-name="T2">&gt;</text:span></text:p>
      <text:p text:style-name="P10"/>
      <text:list xml:id="list180955182233128" text:continue-numbering="true" text:style-name="L2">
        <text:list-item>
          <text:p text:style-name="P8">Fieldset Legend</text:p>
        </text:list-item>
      </text:list>
      <text:p text:style-name="P9"/>
      <text:p text:style-name="P9"><text:tab/><text:span text:style-name="T6">&lt;fieldset&gt;</text:span></text:p>
      <text:p text:style-name="P9"><text:s text:c="4"/>- agrupameto de campos</text:p>
      <text:p text:style-name="P9"><text:s text:c="4"/>- mesmo propósito</text:p>
      <text:p text:style-name="P9"><text:s text:c="4"/>- semântico</text:p>
      <text:p text:style-name="P9"><text:s text:c="4"/>- acessibilidade</text:p>
      <text:p text:style-name="P9"/>
      <text:p text:style-name="P9"><text:s text:c="4"/><text:span text:style-name="T6">Atributos especiais</text:span></text:p>
      <text:p text:style-name="P9"><text:s text:c="4"/>- <text:span text:style-name="T6">disabled</text:span></text:p>
      <text:p text:style-name="P9"><text:s text:c="8"/>- desabilita todos os elementos internos</text:p>
      <text:p text:style-name="P9"><text:s text:c="8"/>- não serão enviados ao submeter o formulário</text:p>
      <text:p text:style-name="P9"><text:s text:c="4"/>- <text:span text:style-name="T6">form</text:span></text:p>
      <text:p text:style-name="P9"><text:s text:c="8"/>- o id de um formulário ao qual esse fieldset pertence não precisa estar dentro do formulário.</text:p>
      <text:p text:style-name="P9"><text:s text:c="4"/>- <text:span text:style-name="T6">name</text:span></text:p>
      <text:p text:style-name="P9"><text:s text:c="8"/>- nome do grupo</text:p>
      <text:p text:style-name="P9"/>
      <text:p text:style-name="P9"><text:s text:c="4"/>&lt;<text:span text:style-name="T6">legend</text:span>&gt;</text:p>
      <text:p text:style-name="P9"><text:s text:c="8"/>- nome do agrupamento de</text:p>
      <text:p text:style-name="P9"><text:s text:c="8"/>- primeiro elemento dentro do fieldset</text:p>
      <text:p text:style-name="P9"/>
      <text:p text:style-name="P13"><text:span text:style-name="T2">&lt;</text:span><text:span text:style-name="T3">form</text:span> <text:span text:style-name="T4">action</text:span>=<text:span text:style-name="T5">""</text:span><text:span text:style-name="T2">&gt;</text:span></text:p>
      <text:p text:style-name="P14"><text:span text:style-name="T2">&lt;</text:span><text:span text:style-name="T3">fieldset</text:span> <text:span text:style-name="T4">disabled</text:span><text:span text:style-name="T2">&gt;</text:span></text:p>
      <text:p text:style-name="P14"><text:soft-page-break/><text:span text:style-name="T2">&lt;</text:span><text:span text:style-name="T3">legend</text:span><text:span text:style-name="T2">&gt;</text:span>Contato<text:span text:style-name="T2">&lt;/</text:span><text:span text:style-name="T3">legend</text:span><text:span text:style-name="T2">&gt;</text:span></text:p>
      <text:p text:style-name="P14"><text:span text:style-name="T2">&lt;</text:span><text:span text:style-name="T3">label</text:span> <text:span text:style-name="T4">for</text:span>=<text:span text:style-name="T5">""</text:span><text:span text:style-name="T2">&gt;</text:span>Name<text:span text:style-name="T2">&lt;/</text:span><text:span text:style-name="T3">label</text:span><text:span text:style-name="T2">&gt;</text:span></text:p>
      <text:p text:style-name="P14"><text:span text:style-name="T2">&lt;</text:span><text:span text:style-name="T3">input</text:span> <text:span text:style-name="T4">type</text:span>=<text:span text:style-name="T5">"text"</text:span><text:span text:style-name="T2">&gt;</text:span></text:p>
      <text:p text:style-name="P14"><text:span text:style-name="T2">&lt;/</text:span><text:span text:style-name="T3">fieldset</text:span><text:span text:style-name="T2">&gt;</text:span></text:p>
      <text:p text:style-name="P14"><text:span text:style-name="T2">&lt;/</text:span><text:span text:style-name="T3">form</text:span><text:span text:style-name="T2">&gt;</text:span></text:p>
      <text:p text:style-name="P16"/>
      <text:p text:style-name="P14"><text:span text:style-name="T2">&lt;</text:span><text:span text:style-name="T3">form</text:span> <text:span text:style-name="T4">id</text:span>=<text:span text:style-name="T5">"phone"</text:span> <text:span text:style-name="T4">action</text:span>=<text:span text:style-name="T5">""</text:span><text:span text:style-name="T2">&gt;</text:span></text:p>
      <text:p text:style-name="P14"><text:span text:style-name="T2">&lt;</text:span><text:span text:style-name="T3">button</text:span><text:span text:style-name="T2">&gt;</text:span>Enviar<text:span text:style-name="T2">&lt;/</text:span><text:span text:style-name="T3">button</text:span><text:span text:style-name="T2">&gt;</text:span></text:p>
      <text:p text:style-name="P14"><text:span text:style-name="T2">&lt;/</text:span><text:span text:style-name="T3">form</text:span><text:span text:style-name="T2">&gt;</text:span></text:p>
      <text:p text:style-name="P16"/>
      <text:p text:style-name="P14"><text:span text:style-name="T2">&lt;</text:span><text:span text:style-name="T3">fieldset</text:span> <text:span text:style-name="T4">form</text:span>=<text:span text:style-name="T5">"phone"</text:span> <text:span text:style-name="T4">name</text:span>=<text:span text:style-name="T5">"inputs-contact"</text:span><text:span text:style-name="T2">&gt;</text:span></text:p>
      <text:p text:style-name="P14"><text:span text:style-name="T2">&lt;</text:span><text:span text:style-name="T3">legend</text:span><text:span text:style-name="T2">&gt;</text:span>Phone<text:span text:style-name="T2">&lt;/</text:span><text:span text:style-name="T3">legend</text:span><text:span text:style-name="T2">&gt;</text:span></text:p>
      <text:p text:style-name="P14"><text:span text:style-name="T2">&lt;</text:span><text:span text:style-name="T3">label</text:span> <text:span text:style-name="T4">for</text:span>=<text:span text:style-name="T5">""</text:span><text:span text:style-name="T2">&gt;</text:span>Number<text:span text:style-name="T2">&lt;/</text:span><text:span text:style-name="T3">label</text:span><text:span text:style-name="T2">&gt;</text:span></text:p>
      <text:p text:style-name="P14"><text:span text:style-name="T2">&lt;</text:span><text:span text:style-name="T3">input</text:span> <text:span text:style-name="T4">type</text:span>=<text:span text:style-name="T5">"text"</text:span><text:span text:style-name="T2">&gt;</text:span></text:p>
      <text:p text:style-name="P11"><text:span text:style-name="T2">&lt;/</text:span><text:span text:style-name="T3">fieldset</text:span><text:span text:style-name="T2">&gt;</text:span></text:p>
      <text:p text:style-name="P9"/>
      <text:list xml:id="list180955830090015" text:continue-numbering="true" text:style-name="L2">
        <text:list-item>
          <text:p text:style-name="P8">Label</text:p>
        </text:list-item>
      </text:list>
      <text:p text:style-name="P9"/>
      <text:list xml:id="list180954426634788" text:continue-numbering="true" text:style-name="L2">
        <text:list-item>
          <text:p text:style-name="P8">Button</text:p>
        </text:list-item>
      </text:list>
      <text:p text:style-name="P9"/>
      <text:list xml:id="list180955367333537" text:continue-numbering="true" text:style-name="L2">
        <text:list-item>
          <text:p text:style-name="P8">Datalist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fo:background-color="#ff8000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6:58:36.891751409</meta:creation-date>
    <dc:date>2021-05-19T18:09:54.097527478</dc:date>
    <meta:editing-duration>PT27M25S</meta:editing-duration>
    <meta:editing-cycles>1</meta:editing-cycles>
    <meta:document-statistic meta:table-count="0" meta:image-count="0" meta:object-count="0" meta:page-count="3" meta:paragraph-count="71" meta:word-count="276" meta:character-count="1929" meta:non-whitespace-character-count="1648"/>
    <meta:generator>LibreOffice/6.1.5.2$Linux_X86_64 LibreOffice_project/10$Build-2</meta:generator>
  </office:meta>
</office:document-meta>
</file>